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6.3in" table:align="margins" style:writing-mode="lr-tb"/>
    </style:style>
    <style:style style:name="Table1.A" style:family="table-column">
      <style:table-column-properties style:column-width="1.1215in" style:rel-column-width="1615*"/>
    </style:style>
    <style:style style:name="Table1.B" style:family="table-column">
      <style:table-column-properties style:column-width="0.7535in" style:rel-column-width="1085*"/>
    </style:style>
    <style:style style:name="Table1.C" style:family="table-column">
      <style:table-column-properties style:column-width="2.6285in" style:rel-column-width="3785*"/>
    </style:style>
    <style:style style:name="Table1.D" style:family="table-column">
      <style:table-column-properties style:column-width="1.7965in" style:rel-column-width="2587*"/>
    </style:style>
    <style:style style:name="Table1.A1" style:family="table-cell">
      <style:table-cell-properties style:vertical-align="middle" fo:padding="0in" fo:border="none" style:writing-mode="page"/>
    </style:style>
    <style:style style:name="P1" style:family="paragraph" style:parent-style-name="Contents_20_1">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3in" style:type="right" style:leader-style="dotted" style:leader-text="."/>
        </style:tab-stops>
      </style:paragraph-properties>
    </style:style>
    <style:style style:name="P3" style:family="paragraph" style:parent-style-name="Header">
      <style:text-properties officeooo:rsid="00146e35" officeooo:paragraph-rsid="00146e35"/>
    </style:style>
    <style:style style:name="P4" style:family="paragraph" style:parent-style-name="List_20_Paragraph" style:list-style-name="WWNum1">
      <style:paragraph-properties fo:text-align="justify" style:justify-single-word="false"/>
      <style:text-properties officeooo:rsid="0012b5d1" officeooo:paragraph-rsid="0012b5d1"/>
    </style:style>
    <style:style style:name="P5" style:family="paragraph" style:parent-style-name="List_20_Paragraph">
      <style:paragraph-properties fo:text-align="justify" style:justify-single-word="false"/>
      <style:text-properties fo:font-style="italic" officeooo:rsid="0012b5d1" officeooo:paragraph-rsid="0012b5d1" style:font-style-asian="italic" style:font-style-complex="italic"/>
    </style:style>
    <style:style style:name="P6" style:family="paragraph" style:parent-style-name="List_20_Paragraph">
      <style:paragraph-properties fo:text-align="justify" style:justify-single-word="false"/>
    </style:style>
    <style:style style:name="P7" style:family="paragraph" style:parent-style-name="List_20_Paragraph" style:list-style-name="WWNum1">
      <style:paragraph-properties fo:text-align="justify" style:justify-single-word="false"/>
    </style:style>
    <style:style style:name="P8" style:family="paragraph" style:parent-style-name="List_20_Paragraph" style:list-style-name="WWNum1">
      <style:paragraph-properties fo:margin-left="0in" fo:margin-right="0in" fo:text-align="justify" style:justify-single-word="false" fo:text-indent="0in" style:auto-text-indent="false"/>
    </style:style>
    <style:style style:name="P9" style:family="paragraph" style:parent-style-name="Standard">
      <style:paragraph-properties fo:text-align="center" style:justify-single-word="false"/>
      <style:text-properties officeooo:paragraph-rsid="00146e35"/>
    </style:style>
    <style:style style:name="P10" style:family="paragraph" style:parent-style-name="Standard">
      <style:paragraph-properties fo:text-align="justify" style:justify-single-word="false"/>
      <style:text-properties officeooo:rsid="000e3d97"/>
    </style:style>
    <style:style style:name="P11" style:family="paragraph" style:parent-style-name="Standard">
      <style:paragraph-properties fo:margin-left="0in" fo:margin-right="0in" fo:text-align="justify" style:justify-single-word="false" fo:text-indent="0in" style:auto-text-indent="false"/>
      <style:text-properties officeooo:rsid="0011c052" officeooo:paragraph-rsid="0011c052"/>
    </style:style>
    <style:style style:name="P12" style:family="paragraph" style:parent-style-name="Standard">
      <style:paragraph-properties fo:text-align="justify" style:justify-single-word="false"/>
      <style:text-properties fo:font-weight="normal" officeooo:rsid="0011c052" officeooo:paragraph-rsid="0011c052" style:font-weight-asian="normal" style:font-weight-complex="normal"/>
    </style:style>
    <style:style style:name="P13" style:family="paragraph" style:parent-style-name="Standard">
      <style:paragraph-properties fo:text-align="justify" style:justify-single-word="false"/>
      <style:text-properties fo:font-weight="normal" officeooo:rsid="0011cb5d" officeooo:paragraph-rsid="0011cb5d" style:font-weight-asian="normal" style:font-weight-complex="normal"/>
    </style:style>
    <style:style style:name="P14" style:family="paragraph" style:parent-style-name="Standard">
      <style:paragraph-properties fo:text-align="justify" style:justify-single-word="false"/>
      <style:text-properties fo:font-weight="normal" officeooo:paragraph-rsid="00103811" style:font-weight-asian="normal" style:font-weight-complex="normal"/>
    </style:style>
    <style:style style:name="P15" style:family="paragraph" style:parent-style-name="Standard">
      <style:paragraph-properties fo:text-align="justify" style:justify-single-word="false"/>
      <style:text-properties fo:font-weight="normal" officeooo:rsid="00146e35" officeooo:paragraph-rsid="00146e35" style:font-weight-asian="normal" style:font-weight-complex="normal"/>
    </style:style>
    <style:style style:name="P16" style:family="paragraph" style:parent-style-name="Standard">
      <style:paragraph-properties fo:text-align="justify" style:justify-single-word="false"/>
      <style:text-properties officeooo:rsid="0012b5d1" officeooo:paragraph-rsid="0012b5d1"/>
    </style:style>
    <style:style style:name="P17" style:family="paragraph" style:parent-style-name="Standard">
      <style:paragraph-properties fo:margin-left="0in" fo:margin-right="0in" fo:text-align="justify" style:justify-single-word="false" fo:text-indent="0.4917in" style:auto-text-indent="false"/>
      <style:text-properties fo:font-style="italic" officeooo:rsid="0012b5d1" officeooo:paragraph-rsid="0012b5d1" style:font-style-asian="italic" style:font-style-complex="italic"/>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0in" fo:margin-right="0in" fo:text-align="justify" style:justify-single-word="false" fo:text-indent="0.4917in" style:auto-text-indent="false"/>
    </style:style>
    <style:style style:name="P20" style:family="paragraph" style:parent-style-name="Standard">
      <style:paragraph-properties fo:text-align="center" style:justify-single-word="false"/>
      <style:text-properties fo:font-size="18pt" officeooo:rsid="0011c052" officeooo:paragraph-rsid="0011c052" style:font-size-asian="18pt" style:font-size-complex="18pt"/>
    </style:style>
    <style:style style:name="P21" style:family="paragraph" style:parent-style-name="Standard">
      <style:paragraph-properties fo:text-align="justify" style:justify-single-word="false"/>
      <style:text-properties fo:font-size="11pt" style:font-size-asian="9.60000038146973pt" style:font-size-complex="11pt"/>
    </style:style>
    <style:style style:name="P22" style:family="paragraph" style:parent-style-name="Table">
      <style:paragraph-properties fo:text-align="justify" style:justify-single-word="false" fo:keep-with-next="always"/>
      <style:text-properties fo:font-size="10pt" style:font-size-asian="10pt" style:font-size-complex="10pt"/>
    </style:style>
    <style:style style:name="P23" style:family="paragraph" style:parent-style-name="Table_20_Contents">
      <style:paragraph-properties fo:margin-top="0in" fo:margin-bottom="0.0717in" style:contextual-spacing="false" fo:line-height="100%" fo:text-align="center" style:justify-single-word="false"/>
      <style:text-properties fo:font-size="10pt" officeooo:rsid="0011cb5d" officeooo:paragraph-rsid="0011cb5d" style:font-size-asian="10pt" style:font-size-complex="10pt"/>
    </style:style>
    <style:style style:name="P24" style:family="paragraph" style:parent-style-name="Table_20_Contents">
      <style:paragraph-properties fo:margin-top="0in" fo:margin-bottom="0.0717in" style:contextual-spacing="false" fo:line-height="100%" fo:text-align="center" style:justify-single-word="false"/>
      <style:text-properties fo:font-size="10pt" style:font-size-asian="10pt" style:font-size-complex="10pt"/>
    </style:style>
    <style:style style:name="P25" style:family="paragraph" style:parent-style-name="Table_20_Contents">
      <style:paragraph-properties fo:margin-top="0in" fo:margin-bottom="0.0717in" style:contextual-spacing="false" fo:line-height="100%" fo:text-align="center" style:justify-single-word="false"/>
      <style:text-properties fo:font-size="10pt" fo:font-weight="bold" officeooo:rsid="0011cb5d" officeooo:paragraph-rsid="0011cb5d" style:font-size-asian="10pt" style:font-weight-asian="bold" style:font-size-complex="10pt" style:font-weight-complex="bold"/>
    </style:style>
    <style:style style:name="P26" style:family="paragraph" style:parent-style-name="Table_20_Contents">
      <style:paragraph-properties fo:margin-top="0in" fo:margin-bottom="0.0717in" style:contextual-spacing="false" fo:line-height="100%" fo:text-align="center" style:justify-single-word="false"/>
      <style:text-properties fo:font-size="10pt" fo:font-style="italic" officeooo:paragraph-rsid="0011cb5d" style:font-size-asian="10pt" style:font-style-asian="italic" style:font-size-complex="10pt" style:font-style-complex="italic"/>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weight="bold" style:font-weight-asian="bold"/>
    </style:style>
    <style:style style:name="T4" style:family="text">
      <style:text-properties fo:font-weight="bold" officeooo:rsid="00146e35" style:font-weight-asian="bold"/>
    </style:style>
    <style:style style:name="T5" style:family="text">
      <style:text-properties officeooo:rsid="0011c052"/>
    </style:style>
    <style:style style:name="T6" style:family="text">
      <style:text-properties officeooo:rsid="0011cb5d"/>
    </style:style>
    <style:style style:name="T7" style:family="text">
      <style:text-properties officeooo:rsid="0012b5d1"/>
    </style:style>
    <style:style style:name="T8" style:family="text">
      <style:text-properties officeooo:rsid="00146e35"/>
    </style:style>
    <style:style style:name="T9" style:family="text">
      <style:text-properties fo:font-weight="normal" officeooo:rsid="00146e35" style:font-weight-asian="normal" style:font-weight-complex="normal"/>
    </style:style>
    <style:style style:name="T10" style:family="text">
      <style:text-properties fo:font-size="18pt" fo:font-style="italic" fo:font-weight="normal" officeooo:rsid="00146e35" style:font-size-asian="18pt" style:font-style-asian="italic" style:font-weight-asian="normal" style:font-size-complex="18pt" style:font-style-complex="italic"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3"/></text:p>
      <text:p text:style-name="P20"><text:span text:style-name="T3">Projet de traduction neuronale OpenNMT</text:span></text:p>
      <text:p text:style-name="P9"><text:span text:style-name="T10">Analyse et évaluation du système de traduction neruoanle OpenNMT</text:span></text:p>
      <text:p text:style-name="P9"><text:span text:style-name="T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322_2506842772" text:style-name="Index_20_Link" text:visited-style-name="Index_20_Link">I. Introduction<text:tab/>1</text:a></text:p>
          <text:p text:style-name="P1"><text:a xlink:type="simple" xlink:href="#__RefHeading___Toc1324_2506842772" text:style-name="Index_20_Link" text:visited-style-name="Index_20_Link">II. Présentation du moteur de traduction neuronale OpenNMT<text:tab/>2</text:a></text:p>
          <text:p text:style-name="P1"><text:a xlink:type="simple" xlink:href="#__RefHeading___Toc1326_2506842772" text:style-name="Index_20_Link" text:visited-style-name="Index_20_Link">III. Evaluation du moteur de traduction neuronale OpenNMT sur un corpus en formes fléchies<text:tab/>2</text:a></text:p>
          <text:p text:style-name="P1"><text:a xlink:type="simple" xlink:href="#__RefHeading___Toc1328_2506842772" text:style-name="Index_20_Link" text:visited-style-name="Index_20_Link">IV. Evaluation du moteur de traduction neuronale OpenNMT sur un corpus en lemmes<text:tab/>3</text:a></text:p>
          <text:p text:style-name="P1"><text:a xlink:type="simple" xlink:href="#__RefHeading___Toc1330_2506842772" text:style-name="Index_20_Link" text:visited-style-name="Index_20_Link">V. Points forts, limitations et difficultés rencontrées<text:tab/>3</text:a></text:p>
          <text:p text:style-name="P2"><text:a xlink:type="simple" xlink:href="#__RefHeading___Toc1332_2506842772" text:style-name="Index_20_Link" text:visited-style-name="Index_20_Link">VI. Organisation<text:tab/>4</text:a></text:p>
          <text:p text:style-name="P2"><text:a xlink:type="simple" xlink:href="#__RefHeading___Toc1334_2506842772" text:style-name="Index_20_Link" text:visited-style-name="Index_20_Link">VII. Annexes<text:tab/>4</text:a></text:p>
        </text:index-body>
      </text:table-of-content>
      <text:p text:style-name="P21"/>
      <text:p text:style-name="P18"/>
      <text:h text:style-name="Heading_20_1" text:outline-level="1"><text:bookmark-start text:name="__RefHeading___Toc1322_2506842772"/><text:span text:style-name="T8">I. </text:span>Introduction<text:bookmark-end text:name="__RefHeading___Toc1322_2506842772"/></text:h>
      <text:p text:style-name="P10"><text:tab/>L’objectif de ce travail est d’analyser et évaluer le système de traduction neuronale OpenNMT. Nous souhaitons l’installer, l’évaluer et rédiger un rapport décrivant les principaux résultats, points forts et limitatinons de ce moteur de traduction neuronale.</text:p>
      <text:h text:style-name="Heading_20_1" text:outline-level="1"><text:bookmark-start text:name="__RefHeading___Toc1324_2506842772"/><text:span text:style-name="T8">II. </text:span>Présentation du moteur de traduction neuronale OpenNMT<text:bookmark-end text:name="__RefHeading___Toc1324_2506842772"/></text:h>
      <text:p text:style-name="P14"><text:tab/><text:span text:style-name="T5">OpenNMT (Open Neural Machine Translation) est un système de traduction automatique basé sur le deep learning grâce à un réseau de neurones.</text:span></text:p>
      <text:p text:style-name="P12"><text:soft-page-break/>Selon notre expérience, nous avons choisi de diviser son fonctionnement en trois grandes étapes : la préparation des données, l’entraînement du modèle et la traduction.</text:p>
      <text:p text:style-name="P12"><text:tab/>Afin de fonctionner, OpenNMT utilise un corpus parallèle, soit un ensemble de phrases en langue source et leur traduction en langue cible. Il convient donc de constituer ce corpus parallèle et de le pré-traiter en le tokenisant, le normalisant et en limitant la longueur des phrases par exemple.</text:p>
      <text:p text:style-name="P12"><text:tab/>Une fois les données prêtes, il faut entraîner le modèle qui est basé sur des réseaux de neurones. Pour ce faire, des paires de phrases sources et cibles sont passées dans le momdèle qui, pendant l’entraînement, apprend à associer correctement les sources et les cibles. Plus concrètement, les phrases sources sont converties en vecteurs multi-dimensionnels par un encodeur puis un décodeur génère la traduction grâce à ces vecteurs. En même temps, un mécanisme d’attention permet au modèle de se concentrer sur une certaine partie de la phrase à chaque étape du décodage.</text:p>
      <text:p text:style-name="P12"><text:tab/>Lorsque le modèle est entraîné, nous pouvons l’utiliser pour traduire de nouveaux textes jamais encore vus par le modèle. Le modèle prend en entrée une phrase en langue source, l’encode et génère une phrase en langue cible grâce au décodeur.</text:p>
      <text:p text:style-name="P11"><text:tab/>N’ayant pas spécifié d’architecture particulière pour notre modèle dans notre fichier .yaml, OpenNMT utilise par défaut une architecture en Transformer.</text:p>
      <text:h text:style-name="Heading_20_1" text:outline-level="1"><text:bookmark-start text:name="__RefHeading___Toc1326_2506842772"/><text:span text:style-name="T8">III. </text:span>Evaluation du moteur de traduction neuronale OpenNMT sur un corpus en formes fléchies<text:bookmark-end text:name="__RefHeading___Toc1326_2506842772"/></text:h>
      <text:p text:style-name="P22">Table<text:span text:style-name="T6">au</text:span> <text:sequence text:ref-name="refTable0" text:name="Table" text:formula="ooow:Table+1" style:num-format="1">1</text:sequence>: Tableau de description des corpu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25">Corpus</text:p>
          </table:table-cell>
          <table:covered-table-cell/>
          <table:table-cell table:style-name="Table1.A1" office:value-type="string">
            <text:p text:style-name="P25">Fichier</text:p>
          </table:table-cell>
          <table:table-cell table:style-name="Table1.A1" office:value-type="string">
            <text:p text:style-name="P25">Nb phrases</text:p>
          </table:table-cell>
        </table:table-row>
        <table:table-row>
          <table:table-cell table:style-name="Table1.A1" table:number-rows-spanned="2" office:value-type="string">
            <text:p text:style-name="P25">Apprentissage</text:p>
          </table:table-cell>
          <table:table-cell table:style-name="Table1.A1" office:value-type="string">
            <text:p text:style-name="P25">Source</text:p>
          </table:table-cell>
          <table:table-cell table:style-name="Table1.A1" office:value-type="string">
            <text:p text:style-name="P26">Europarl_train_10k.tok.true.clean.en</text:p>
          </table:table-cell>
          <table:table-cell table:style-name="Table1.A1" office:value-type="string">
            <text:p text:style-name="P23">10k</text:p>
          </table:table-cell>
        </table:table-row>
        <table:table-row>
          <table:covered-table-cell table:style-name="Table1.A1"/>
          <table:table-cell table:style-name="Table1.A1" office:value-type="string">
            <text:p text:style-name="P25">Cible</text:p>
          </table:table-cell>
          <table:table-cell table:style-name="Table1.A1" office:value-type="string">
            <text:p text:style-name="P26">Europarl_train_10k.tok.true.clean.<text:span text:style-name="T6">fr</text:span></text:p>
          </table:table-cell>
          <table:table-cell table:style-name="Table1.A1" office:value-type="string">
            <text:p text:style-name="P23">10k</text:p>
          </table:table-cell>
        </table:table-row>
        <table:table-row>
          <table:table-cell table:style-name="Table1.A1" table:number-rows-spanned="2" office:value-type="string">
            <text:p text:style-name="P25">Validation</text:p>
          </table:table-cell>
          <table:table-cell table:style-name="Table1.A1" office:value-type="string">
            <text:p text:style-name="P25">Source</text:p>
          </table:table-cell>
          <table:table-cell table:style-name="Table1.A1" office:value-type="string">
            <text:p text:style-name="P26">Europarl_dev_1k.tok.true.clean.en</text:p>
          </table:table-cell>
          <table:table-cell table:style-name="Table1.A1" office:value-type="string">
            <text:p text:style-name="P23">1k</text:p>
          </table:table-cell>
        </table:table-row>
        <table:table-row>
          <table:covered-table-cell table:style-name="Table1.A1"/>
          <table:table-cell table:style-name="Table1.A1" office:value-type="string">
            <text:p text:style-name="P25">Cible</text:p>
          </table:table-cell>
          <table:table-cell table:style-name="Table1.A1" office:value-type="string">
            <text:p text:style-name="P26">Europarl_dev_1k.tok.true.clean.<text:span text:style-name="T6">fr</text:span></text:p>
          </table:table-cell>
          <table:table-cell table:style-name="Table1.A1" office:value-type="string">
            <text:p text:style-name="P23">1k</text:p>
          </table:table-cell>
        </table:table-row>
        <table:table-row>
          <table:table-cell table:style-name="Table1.A1" table:number-rows-spanned="2" office:value-type="string">
            <text:p text:style-name="P25">Test</text:p>
          </table:table-cell>
          <table:table-cell table:style-name="Table1.A1" office:value-type="string">
            <text:p text:style-name="P25">Source</text:p>
          </table:table-cell>
          <table:table-cell table:style-name="Table1.A1" office:value-type="string">
            <text:p text:style-name="P26">Europarl_<text:span text:style-name="T6">test</text:span>_<text:span text:style-name="T6">500</text:span>.tok.true.clean.en</text:p>
          </table:table-cell>
          <table:table-cell table:style-name="Table1.A1" office:value-type="string">
            <text:p text:style-name="P23">500</text:p>
          </table:table-cell>
        </table:table-row>
        <table:table-row>
          <table:covered-table-cell table:style-name="Table1.A1"/>
          <table:table-cell table:style-name="Table1.A1" office:value-type="string">
            <text:p text:style-name="P25">Cible</text:p>
          </table:table-cell>
          <table:table-cell table:style-name="Table1.A1" office:value-type="string">
            <text:p text:style-name="P26">Europarl_<text:span text:style-name="T6">test</text:span>_<text:span text:style-name="T6">500</text:span>.tok.true.clean.<text:span text:style-name="T6">fr</text:span></text:p>
          </table:table-cell>
          <table:table-cell table:style-name="Table1.A1" office:value-type="string">
            <text:p text:style-name="P23">500</text:p>
          </table:table-cell>
        </table:table-row>
      </table:table>
      <text:p text:style-name="P19"><text:soft-page-break/></text:p>
      <text:p text:style-name="P6">- Décrire les métriques d’évaluation : Score BLEU</text:p>
      <text:p text:style-name="P6"/>
      <text:p text:style-name="P5">Guilhem</text:p>
      <text:p text:style-name="P19">- Tableau des résultats</text:p>
      <text:p text:style-name="P17">Guilhem</text:p>
      <text:h text:style-name="Heading_20_1" text:outline-level="1" text:is-list-header="true"><text:bookmark-start text:name="__RefHeading___Toc1328_2506842772"/><text:span text:style-name="T8"><text:tab/>IV. </text:span>Evaluation du moteur de traduction neuronale OpenNMT sur un corpus en lemmes<text:bookmark-end text:name="__RefHeading___Toc1328_2506842772"/></text:h>
      <text:p text:style-name="P19">- Décrire le lemmatiseur NLTK pour l’anglais</text:p>
      <text:p text:style-name="P17">Lucile</text:p>
      <text:p text:style-name="P6">- Décrire le lemmatiseur NLTK pour le français</text:p>
      <text:p text:style-name="P5">Lucile</text:p>
      <text:p text:style-name="P19">- Tableau des résultats</text:p>
      <text:p text:style-name="P17">Guilhem</text:p>
      <text:h text:style-name="Heading_20_1" text:outline-level="1" text:is-list-header="true"><text:bookmark-start text:name="__RefHeading___Toc1330_2506842772"/><text:span text:style-name="T4"><text:tab/>V</text:span><text:span text:style-name="T3">. Points forts, limitations et difficultés rencontrées</text:span><text:bookmark-end text:name="__RefHeading___Toc1330_2506842772"/></text:h>
      <text:p text:style-name="P18"><text:span text:style-name="T3"><text:tab/></text:span><text:span text:style-name="T9">Notre toute première difficulté a été l’installation des dépendances et la configuration de OpenNMT.</text:span></text:p>
      <text:p text:style-name="P13"><text:tab/><text:span text:style-name="T8">Une fois l’installation réussie, l</text:span>’une de nos principales difficultés a été la limitation technique. En effet, <text:span text:style-name="T8">OpenNMT nécessite un puissant GPU pour fonctionner et </text:span>nos machines n’étant pas assez puissantes, l’entraînement des modèles prenait beaucoup trop de temps et faisait surchauffer nos machines. Ainsi, afin d’éviter de les abimer et pour tout de même obtenir des résultats exploitables, nous avons donc fait le choix d’entraîner notre modèle sur un corpus plus petit. Nous verrons par la suite que notre traduction automatique est très mauvaise, certaienemtn car le modèle n’a pas eu assez de données pour s’entrainer correctement.</text:p>
      <text:p text:style-name="P15"><text:tab/>De manière générale, comprendre les enjeux et objectifs du projet n’a pas été simple et nous a pris du temps.</text:p>
      <text:p text:style-name="P15"><text:soft-page-break/><text:tab/>Cependant, une fois ces difficultés surmontées, nous avons pu nous rendre compte que OpenNMT est un outil très facilement modulable que l’on peut personnaliser aisément selon ses besoins. Si nous n’avions pas été aussi limités techniquement, nous aurions pu tester de nombreuses configurations.</text:p>
      <text:p text:style-name="P15"/>
      <text:h text:style-name="Heading_20_2" text:outline-level="2"><text:bookmark-start text:name="__RefHeading___Toc1332_2506842772"/><text:span text:style-name="T4">VI</text:span><text:span text:style-name="T3">. Organisation</text:span><text:bookmark-end text:name="__RefHeading___Toc1332_2506842772"/></text:h>
      <text:p text:style-name="P16">Puisque nous étions 2 dans notre groupe, nous avons tenté de nous répartir le travail à parts égales :</text:p>
      <text:list text:style-name="WWNum1">
        <text:list-item>
          <text:p text:style-name="P7"><text:bookmark text:name="_GoBack"/>L<text:span text:style-name="T7">e dépôt </text:span>Github <text:span text:style-name="T7">du projet a été créé par Guilhem </text:span><text:s/><text:span text:style-name="T7">et Lucile l’a structuré</text:span></text:p>
        </text:list-item>
        <text:list-item>
          <text:p text:style-name="P4">Le preprocessing du corpus a été réalisé par Lucile tandis que Guilhem s’est chargé de mettre en place le code pour le score BLEU</text:p>
        </text:list-item>
        <text:list-item>
          <text:p text:style-name="P4">Chacun a rédigé la partie du rapport correspondant au travail qu’il avait effectué</text:p>
        </text:list-item>
        <text:list-item>
          <text:p text:style-name="P4">Idem pour le README dont chacun a rédigé les parties correspondant au travail qu’il avait éffectué.</text:p>
          <text:p text:style-name="P8"/>
        </text:list-item>
      </text:list>
      <text:h text:style-name="Heading_20_2" text:outline-level="2"><text:bookmark-start text:name="__RefHeading___Toc1334_2506842772"/><text:span text:style-name="T4">VII</text:span><text:span text:style-name="T3">. Annexes</text:span><text:bookmark-end text:name="__RefHeading___Toc1334_2506842772"/></text:h>
      <text:p text:style-name="P18">- Expérimentations en plus</text:p>
      <text:p text:style-name="P18">- Corrections au niveau des corpus</text:p>
      <text:p text:style-name="P18">- Captures d’écran des résultats</text:p>
      <text:p text:style-name="P18">- Et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46e35" officeooo:paragraph-rsid="00146e35"/>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 SCHLOSSER &amp; L. BESSAC<text:tab/>M1 PluriTAL<text:tab/>2023/2024</text:p>
      </style:header>
      <style:footer>
        <text:p text:style-name="Footer"><text:tab/><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MMAR Nasredine</meta:initial-creator>
    <meta:editing-cycles>12</meta:editing-cycles>
    <meta:creation-date>2023-02-24T23:02:00</meta:creation-date>
    <dc:date>2024-05-31T12:25:25.716671468</dc:date>
    <meta:editing-duration>PT1H45M59S</meta:editing-duration>
    <meta:generator>LibreOffice/7.5.9.2$Linux_X86_64 LibreOffice_project/50$Build-2</meta:generator>
    <meta:document-statistic meta:table-count="1" meta:image-count="0" meta:object-count="0" meta:page-count="4" meta:paragraph-count="75" meta:word-count="762" meta:character-count="4971" meta:non-whitespace-character-count="4274"/>
    <meta:user-defined meta:name="AppVersion">16.0000</meta:user-defined>
    <meta:user-defined meta:name="Company">CEA</meta:user-defined>
    <meta:template xlink:type="simple" xlink:actuate="onRequest" xlink:title="Normal.dotm" xlink:href=""/>
  </office:meta>
</office:document-meta>
</file>